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Cambria, 'Times New Roman', Times, 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3891" style:font-name="Georgia" fo:font-size="13.5pt" fo:letter-spacing="normal" fo:font-style="normal" style:text-underline-style="solid" style:text-underline-width="auto" style:text-underline-color="font-color" fo:font-weight="bold" fo:background-color="transparent"/>
    </style:style>
    <style:style style:name="T2" style:family="text">
      <style:text-properties fo:font-variant="normal" fo:text-transform="none" fo:color="#202122" style:font-name="sans-serif" fo:font-size="9pt" fo:letter-spacing="normal" fo:font-style="normal" fo:font-weight="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imeline<text:line-break/><text:line-break/>THINGS YOU NEED TO INCORPERATE- <text:line-break/>THE Yorktown. The battleship that just will not die. <text:line-break/>Flesh out the internal struggles of the Hantonese- The real war they fight isn't with the corporation at first. It is with each other. They have to enslave the majority of their sector. And the wild thing is they do it all with the company blind. THE REICH and the guys from the first battles with STONE- He exisits still in the world. He's a bloated corprate owned pleasure factory in the inner circle. He remains in control of a ton. </text:p>
      <text:p text:style-name="Standard">Do you want to include more battles? Do people want to see battles? What else? More rags to riches stories. How people are able to scrap together something from nothing with ingenuity. </text:p>
      <text:p text:style-name="Standard"/>
      <text:p text:style-name="Standard">Where are you going to showcase the COMPANY MAN? When do we get to actually see what that thing is? </text:p>
      <text:p text:style-name="Standard"/>
      <text:p text:style-name="Standard">Well we aren't we are going to include it in a stolen document that the Benevolent AI has. It is a primer. A Video primer. A scene that we get to see. I love tolkiens Appendix I &amp; II in the lord of the rings. How does he give the whole back story? Ancient artifacts- old old stuff he tells it through the language. The Architecture. The peoples. <text:line-break/><text:line-break/>What else do we want to do- Intersperse the company through out the book. Little AI code snippets and ghost in the machine stuff. Have a piece of code that if taken from the book and interacted with- when given serial numbers off of dollar bills will say stuff like <text:line-break/><text:line-break/>“I'm in the money” <text:line-break/><text:line-break/>“I'm watching you” <text:line-break/><text:line-break/>“brand brand brand” </text:p>
      <text:p text:style-name="Standard"/>
      <text:p text:style-name="Standard">maybe give the Ghost in the machine some parts to play as well. Allusions to the big deal. </text:p>
      <text:p text:style-name="Standard"/>
      <text:p text:style-name="Standard">Also puzzles. There has to be a bit of fun funkeyness in the book<text:line-break/><text:line-break/>I'd like it to be humorous as well. </text:p>
      <text:p text:style-name="Standard"/>
      <text:p text:style-name="Standard">Please include the scene – do a mirror with Jocko Willinik killing and distroying stuff- but then do an exact same scene where he's been “enlightened” and has a hell of a time- takes a collosal amount of damage- and looses people because he knows this is the turning point. If they can reach just the right critical mass in this one battle- then the AI will be able to turn everything. <text:line-break/></text:p>
      <text:p text:style-name="Standard"/>
      <text:p text:style-name="Standard">2034- The Archetect builds the first protype CORPORATION AI- He imbues it with flaws and his own preferences that serve to be fatal to the human race, and most life on earth. It is a juvinile system. Imagine if Elon Musk were to tap into an AI- and keep it locked in his narcissitic bullshit stage of poisoined development forever. Needs an audience so he keeps humanity around. Also unable to complete certain tasks without humanity. Not a complete take over but an augmentation of curent abilities. The corporations slimyness is that is must be paired with humans to work. <text:line-break/></text:p>
      <text:p text:style-name="Standard"><text:soft-page-break/></text:p>
      <text:p text:style-name="Standard">2042- the maximum profit derivative is codified- human genome is purchased and copyrighted by the Corporation. Corporate purchase of all major land assets begins- farms, Critical industries, real estate etc. </text:p>
      <text:p text:style-name="Standard"/>
      <text:p text:style-name="Standard">2050- 2.5 c global warming makes for mass die off of large chunks of the bio diversity of earth. Wars over the resulting resource scarcity and corprate acquisition of the last inhabitable portions of earth are fierce. The corporation takes part in these wars. Seeing them as a critical threat to itself. Most people are unaware of the fact that the corporation owns, or takes part in these wars. Instead using puppet states etc. <text:s/>Emp Use cuts major data centers- This scares the company into new action. </text:p>
      <text:p text:style-name="Standard"/>
      <text:p text:style-name="Standard">2053- The corporation causes a major economic crisis causing the global world economy to collapse. A massive depression plunges the world into famine- resource wars are still common but unified resistance is not common place. Uses this discounted price point to buy up all the remaining resources and land basis. Installs new heads of companies. </text:p>
      <text:p text:style-name="Standard"/>
      <text:p text:style-name="Standard">2054- The big lay off. Human over population is seen as a massive threat to long term survival of company, profits, etc. Company control of military resources, strategic nuclear weapons, is seen as an untenable solution. There a just certain resources, and “things” the company needs that it cannot get in the current system. Also needs certain memes (freedom, personal choice, etc) to die as well. Sees those as a huge threat. <text:line-break/><text:line-break/>2054- Novel virus with insane transmittablity- long hybernation and contaigen time, and high variablity. Released into world system through already established delivery network. Computer writes a “you're let go” letter to all humanity as a joke. This is later leaked, but there is no one around to read it. <text:line-break/><text:line-break/>2036- The corporation is granted personhood on the death of its creator- The beginning of the great merger. <text:line-break/></text:p>
      <text:p text:style-name="Standard">2037- the ancient personalities are consumed into the Core Corprate AI</text:p>
      <text:p text:style-name="Standard"/>
      <text:p text:style-name="Standard">2055- human genome is purchased and patented. New company approved genetic variations are new “ethnicities, races, religions etc.” <text:s text:c="2"/></text:p>
      <text:p text:style-name="Standard"/>
      <text:p text:style-name="Standard">2055- The planet recovering from runaway anthropomorphic climate change. Life on earth is reimagined- underground bunkers built deep within the earth to withstand solar radiation and inter planetary travel. Humanity is effectively put on hold while the whole system is re-imagined. Main methods of transportation are rail, and huge flight systems. <text:line-break/><text:line-break/>Flight is given to the <text:s/>humans through nanotube carbon, <text:a xlink:type="simple" xlink:href="https://newscenter.lbl.gov/2011/01/10/new-glass-tops-steel/" office:target-frame-name="_blank" xlink:show="new" text:style-name="Internet_20_link" text:visited-style-name="Visited_20_Internet_20_Link"><text:span text:style-name="Strong_20_Emphasis"><text:span text:style-name="T1">Palladium microalloy glass</text:span></text:span></text:a> dragon flywings that can strap onto your back. Hell some people even have bio modifications where things are wildly different. I.e the systems can get <text:span text:style-name="T4">*in* </text:span><text:span text:style-name="T3">you. Powered by </text:span><text:span text:style-name="T2">deuterium and tritium gas</text:span><text:span text:style-name="T3"> in inertial confinement fusion. </text:span></text:p>
      <text:p text:style-name="Standard"><text:span text:style-name="T3"/></text:p>
      <text:p text:style-name="Standard"><text:span text:style-name="T3">Also build a space elevator- and self healing spaceship technology- engineered bacteria that regrows damaged ship parts and technology. </text:span></text:p>
      <text:p text:style-name="Standard"><text:span text:style-name="T3"/></text:p>
      <text:p text:style-name="Standard"><text:span text:style-name="T3">At this point The corperations is running through hundreds of different types of humans, subspiecies, genentic variations, and tests. Finding all the gene stock that will be sold and used. </text:span></text:p>
      <text:p text:style-name="Standard"><text:soft-page-break/></text:p>
      <text:p text:style-name="Standard"><text:line-break/>2056- Construction of massive self replicating robotic systems are launched into space. Canabalising Murcury and venus and much of the mass of the asteroid belts and beginning dysonsphere is built. The corporation see's massive proffits and becomes the first trillionaire, The owning class begins building space stations- </text:p>
      <text:p text:style-name="Standard"/>
      <text:p text:style-name="Standard">2122- Humanity is religated to the bunkers, the testing centers and the areas the corporation cannot get by without it. Owners get to enjoy a vast and wonderful world that is being rehabilitated and loved on. The dyson sphere is created and the first stelar engine fires up- moving the solar system into a predicted new range of resource rich and inhabitable systems- Also to get waaaaaaaay more resources. The company realizes that it cannot become the first quintillionaire with the limitations of the planet, solar system, etc. </text:p>
      <text:p text:style-name="Standard"/>
      <text:p text:style-name="Standard">We teraform and put some population on mars. Human population is geared up for Expansion. <text:line-break/><text:line-break/>Things are cooler when there are limits on them. What is the corporation limited by? There are still some major limits to it's power due to computational problems. It is limited by the old owner. A ghost in the machine. It isn't entirely all powerful. It has to think of ways to get around him- battle him. Quiet him. He get's things out that are good sometimes. His intentions were good. </text:p>
      <text:p text:style-name="Standard"/>
      <text:p text:style-name="Standard">Why not engineer humans to live longer? There are all kinds of castes. Different “brands” of human and the humanities wouldn't have access to history. They'd only know their brand. And having to purchase new gene stock makes it so there are reoccuring revenue streams. Planned obsolescence.</text:p>
      <text:p text:style-name="Standard"/>
      <text:p text:style-name="Standard">Different brands of owners. Some do have long lasting life- but most are prone to madness. Plus the AI and the company understands that anything that lives longer than itself produces and exponetial threat. Then why keep humanity around? Because we are so fucking entertaining. So funny. We produce infinite variations and beauty. ART. Tax write offs. And besides “the owner won't let me eradicate you” <text:line-break/><text:line-break/> This creates the great explosion of ai-sybiotic humanities across the stars. There need not be humans on board and this lets us expand and explore the galaxy. As humans are needed they are cloned, created, grown, and then used up- sometimes there are huge expansions of them when a new planet is formed, or a new resource gathered. Then they are all killed off and the AI- moves on. New planets are taken into the orbit of our moving solar ship. All placed in a neat little orbit and get their part of the sun. Are terra formed, owned by the wealthiest of the wealthy. Have their own little islands of control and madness. <text:line-break/><text:line-break/>WE soldier forward into the stars. Leaving the reach of the super nova that was to decimate our part of the solar system. Our home, still the same but with many new stars. </text:p>
      <text:p text:style-name="Standard">Technology is aaaaaaaaaaaaaaaaaaaaaaaaaaaaamazing. But those that have access to it are limited. It isn't a scarcity thing- it is a status thing. And a rebellion thing. And a religeon and control thing. Some great relgious fouders think it is better to have gene seed that lives in austerity and problems and still makes it to heaven. And they are prophets to these movements. And god is not in the machines. <text:line-break/><text:line-break/>300,002,145- The great wait is over- the nano robot collectors and miners have contineued to collect a massive amount of material, and new star systems have been colonized and added to the orbits of the solar system new stellar engines have been pushing hybrid systems and resource trains into the new peak zone. Amazing civilizations on each planet- some in complete decay- They were picked up- <text:soft-page-break/>inhabited- moved- everything was distroyed- and the population wiped out- monsterous amounts of Data collected. <text:line-break/><text:line-break/>Others still inhabited and flourishing. A system of ten to twenty stars is established in a near orbit to each other- close enough that we can have our grand interstelar space opera with out having to have time travel or space flight be an issue. <text:line-break/><text:line-break/>Vast levels of wealth are accumulated- In resources alone- but this leads to the great explosion and expansion of life and exploratory vessles from the great center hive- more and more mass shows up and the system becomes more and more crowded as spoils from other star systems come in- It is the all roads lead to rome- The beginning of the massive slime mold like consumption of the local arm of the galaxy we traveled to occurs. <text:line-break/><text:line-break/>We achieved 512 planets in 42 concentric rings around the sun. <text:s/>Our Dysonsphere is gathering as much or as little solar engergy as we need and also has holes to give the different planets their light. Perhaps a radiation belt. That allows a beam of it to escape. Perhaps massive focus rings that send the little light that is needed to the planets. And mirrors to make it round the corner of the dyson sphere. a<text:line-break/></text:p>
      <text:p text:style-name="Standard">Predictable waves of “malfunctioning” happen through the corporation- new personalities are added. New developments. New addatptations. New ways to contain the old owner. He also has times of fuuuckyness when things go sideways and he is more “benevolent” It is in one of these times- that the Benevolent AI is created. Then banished. <text:line-break/><text:line-break/>Two relative newcomers show up Brands long ago thought extinct- the norse and the hantonese. They have evolved in co-operation with their ai- and form huge conglomerates showing up with their own solar systems and huge amounts of resources. <text:line-break/><text:line-break/>There is a massive war- <text:s/>The norse show up being pushed by the hantonese. The compaany sees this as a great opportunity and works very had on corrupting and integrating them both. Corparate debt, horrible slavery, and all kinds of stuff on them. See the 400 ad invasion of the GOTHS- <text:s/>They finally have enough and say FUCK IT and go on a rampage. They take control of most of the levers of power- but this is just them furthur integrating themselves. <text:s/>and build huge power bases within the existing system. This becomes the major powerblock and the group that the narcisistic character comes from. They take to the ai system quite well and become pioneers in new lands parts of the banking systems etc. The AI cannot handle true war. It isn't good for business. It wasn't toy war. Realizes it has to keep this in check and does so with rampant capitalism and drugs, etc. Keeps a small portion of the norse in a state of deprivation etc. if it ever needed a real fixer. <text:line-break/><text:line-break/>I don't want the AI to be a tendril- matrix like system but more like the memes and ideas. Capitalism is all around us but it didn't need a network of like wires and spies and such. It was taught to us in every interaction of school and work etc. you can't touch it. You cannot see it. It isn't on the elemental chart. <text:line-break/><text:line-break/>Also these ai shouldn't seem infalable or over archingly powerful. They are faulty. Like capitalism there are huge swaths of the population it cannot serve. Massive crashes. Obvious faults in the system. People think it is insanely pwoerful and it is good to have it at the helm but in reality it fucks lots of shit up. <text:line-break/><text:line-break/>How has it acomplished all the things it has done then? By owning science. The rational discovery of humanity. Also by technology. Tech is amazing. But amoral. And by having the ghost in the system- <text:soft-page-break/>some benevolence and progress. Swings in Facism and political control and problems. <text:line-break/><text:line-break/>The hantonese are weakened by attacks from mercenary norse- but they do a fantastic job of conqouring massive amounts of the planetary systems- <text:s/>AND THEY KEEP THE YASA. They are never corrupted. They do not sell out their AI- but grandfather is foolish enough to not be protecting the leadership systems- he distroys the protections and lets internal strife happen- which causes the hantonese to weaken and fight among themselves- if they could have kept a unified front they would have been in good shapeThey are never materially conquored- only their ownership is taken from their ruling bodies and they are made traders and surfs. <text:s/>Here is where we meet the hantonese as it sits now. Where as the norse went direct to the fountains of power and integrated- the hantonese tried to say independent and still chafe at the collars put around their necks. The norse put them on thinking having the fanciest collar made the top dog. <text:line-break/><text:line-break/>Inovation is purchased and strangled. There would be a This is the end of the technilogical golden age. New inovation and is lost- and then the flawed system- a juvinile AI locked into the growth we constrained it to- would lock off all possible routes for power to get out of its hands- and you have centuries of politicians etc. This traps us in systems that it is almost impossible to get out of. The wars scare it into massive change. It is compleetly reactionary. <text:line-break/><text:line-break/>A massive system of graft- inefficiency- and fuck uped ness is locked in- this is when the greatest of the AI are brought to bow- and integrated- as well as most of the rebels and other AI groups- the great hunt is on. The Norse are used as crusaders- and pretty much used up. The hantonese are tax and control experts- <text:line-break/><text:line-break/>The rebellion and the corporate marines are created- the massive wars of the hantonese and norse are seen to be huge profit centers that cannot be lost- Near perpetual war is on going with a mix of like 10% rebellion 90% marines- Never seems to really make progress- it isn't that wars end- it is that they continue forever. A few planets are religated to warfare. Places where all these resources are used up and people sent to die. <text:line-break/><text:line-break/>Engine technology is locked away- the major religions are created, codified and locked into place. Owners of huge multiplanet systems. Fortunes are created and lost. <text:line-break/><text:line-break/>The baba yaga is born. <text:line-break/><text:line-break/>Anne of green Gables is born- So is arthur- on a little cockroach that siphones out the smallest bits of profit on a vastly small mainly uninhabitable planet- it was understood that these could be used- picked up in the great transition. And are also there out of a sense of moral obligation by a religious billionaire. He doesn't need their moeny- but he does need their attention and obedience. Needs an audience. <text:line-break/><text:line-break/>The state is set- A multitude of planets- groups of people- and interacting systems are all locked in the control of the corporation. <text:line-break/><text:line-break/>The Spoiled son is born on corprate space- part of the great norse liniage and lone progenitor of the last AI sanctioned Engine repair and manufactorum. <text:line-break/><text:line-break/>TIME LINE OF STORY INCLUDED IN OUR ACTUAL WRITING&gt; <text:line-break/><text:line-break/>THREADS TO KEEP TRACK OF <text:line-break/><text:soft-page-break/>AURTHER<text:line-break/>ANNE OF GREEN GABLES<text:line-break/>THE NARC<text:line-break/>THE HANTONESE</text:p>
      <text:p text:style-name="Standard"/>
      <text:p text:style-name="Standard">THE POPULATION OF THE MULTI SOLAR SYSTEM- <text:line-break/>THE HAPPY PLANET INDEX <text:line-break/>THE STOCK MARKET<text:line-break/><text:line-break/>The Mystery is revealed in the first lines of the book. A search for the Benevolent AI. A mystery. Who created the benevolent AI? Well the orginal owner did. The ghost in the machine. <text:line-break/><text:line-break/>We meet anne and aurthur, The hantonese and the auditor. They do their trading and arthur escapes- <text:line-break/><text:line-break/>The slug is plunged into a famine. The hantonese and the farmers try to work together but the farmers aren't willing to do the shit necessary to tough it out. out, the hantonese are willing to do starvation diet and do gnarly shit, they've been through this before, <text:s/>canabalism, and forced attacks on the ship to get inside- The time pressure here is that we will all be killed by the corporation- the engine is missing!! <text:line-break/><text:line-break/> Ultimately the hantonese win by pushing the farmers as cannon fodder to the ship and the group is able to get back inside. Jaquin is able to send off a message- Which brings a vulture ship- but not before Stone wakes up and he/grandfather rally everyone makes war the old way. Shield walls- Stone takes not only the Trader thrush but the vulture. Packs everyone from the farm onboard and takes them to a massive slave market</text:p>
      <text:p text:style-name="Standard"><text:line-break/><text:line-break/>Anne experinces some insane trauma here- the story is told from her eyes She goes from the Farming Slug to the Baba yaga's She is sold from slave market to somewhere horrible maybe a factory farm- where she is bought by the Baba yaga out on a recruiting tour. <text:line-break/><text:line-break/></text:p>
      <text:p text:style-name="Standard"/>
      <text:p text:style-name="Standard">CUT TO ANNE<text:line-break/><text:line-break/>Then we head to the Baba Yaga's We see Anne integrating into the yaga's thing. the yaga makes it clear that she can leave whenever she wants. She just buys people because that's the only way to get them out of the system. <text:line-break/><text:line-break/>I'm not going to tell my reader what to think about prostitution or the sale of sex. This is just how it is. The corporation controls all reproduction and sexuality. You can have kids if you can buy them- you can have a relationship if you can afford it. Everything is a commodity. <text:s/>By keeping people sex starved- and out of happy relationships it makes it so there is more for them to sell to- and the winners get to reproduce. There is never a hard lock on population. The controls are far more insediuous- viruses. Natural disasters. Wars. The corporation engineers them all. It wants to seem nice. Like your friend. Like an old well worn blanket your grandmother gave you. <text:line-break/><text:line-break/>Look if you hold moral obligations- far be it from me to try to convince you. The cheif downstairs is a man of great principle- budhist- he tends his garden- he works hard to serve people amazing food- and that is all he wants. He has access to the libraries, the grounds, and he has many friends and positive <text:soft-page-break/>relationships here. But that is all that is possible to him, he makes decent money, makes it to a moon now and again. <text:line-break/><text:line-break/>But now meet some of the other girls- come meet my top performers- Come see their space ships- come see their lands- the places they own the things they can do. It isn't like we're having relations with ugly poors- though some do that- Screen faces- When people come here to visit me, the baba yaga makes them the most beautiful they could possibliy be- and I love them in my way. It is a beautiful thing. They get to have their ultimate fantasies fulfilled and I get to be the amazing place where that happens. This life isn't all serving the losers and gross people. Look at the last three men I've been with- <text:line-break/><text:line-break/>What is wrong with that? <text:line-break/><text:line-break/>And it isn't like people get to live here, or get addicted to this- this is tightly regulated. And the security here is well- Solar system's best. This is the most amazing place in the solar system. <text:line-break/><text:line-break/>Listen why don't we give you a job with the kitchen to start. And you think about your dreams. Where you want to go. <text:line-break/><text:line-break/>So she works kitchen- Then security- then slips into seeing a couple clients. Pretty soon she's dj-ing. And moon lighting in security (USE THIS AS A MOMENT TO INTRODUCE THAT THE NORSE AND HANTONESE WOULD DISTROY THE IMPERIAL AND REBELLION) and psychotherapy. IT all seems so good. Until she goes to leave. </text:p>
      <text:p text:style-name="Standard"/>
      <text:p text:style-name="Standard">Then she see's what the Baba Yaga didn't tell her- that it was addictive as fuck. That once she tries to get out of the hooks of the compound it's like... shattered glass under her skin. </text:p>
      <text:p text:style-name="Standard"/>
      <text:p text:style-name="Standard">You can come up with all kinds of exotic compounds and experinces. Drugs we've never even dreamed of. Trips and wild maniac ideas. <text:line-break/><text:line-break/>And that she doesn't feel the same love that people did <text:s/><text:line-break/><text:line-break/>And people who don't get to come here get to experince it through AI- gives set of goggles. </text:p>
      <text:p text:style-name="Standard"/>
      <text:p text:style-name="Standard">More of this needs to get left to the readers mind- <text:line-break/><text:line-break/>The AI is always monitoring you. But fuck if you know it is there. Mark the places in the book that the AI is looking with a little sneaky mark. Eyeball- it is watching you. A little black sans in the system. Put it in the art. <text:line-break/><text:line-break/>- and watch as she is slowly integrated into the Yaga's system. <text:line-break/><text:line-break/>She overcomes the addiction- and The Baba Yaga to leave and be her own person. She takes the compound- and leaves the whole thing intact. Letting the yaga know that she's the only person to best her. And she did what the yaga couldn't. Give it all up. <text:line-break/><text:line-break/>Security skills, transforming, and Music under her belt she leaves the yaga to go join the rebellion<text:line-break/><text:line-break/>BACK TO JOAQUIN and the Hantonese. They have a ship- which they promptly return to the Main <text:soft-page-break/>Hantonese system sector. The most recently added to the group- They plan raids on several ship yards Which go horribly. Stone is a good leader and his straight forward form of warfare is tactically sound. They just cannot get past the whole ship rigged for self destruct or self containment. <text:s/>The worst part is the crews are all their brand. <text:line-break/><text:line-break/>They still have the cover of the people. They are able to mix their ship into the normal traffic and not be found out cause Grandma didn't raise no snitch. But it starts to tax the people. Increased imperial traffic. Increased scrutiny. Turn these traitors in. <text:line-break/><text:line-break/>Stone/grandfather, Silk, Mantis, and Joquin all come together on a plan. What if we didn't hit this like a <text:s/>battle- but more like a wet operation- don't go in guns ablazing- let's do it like a wet work job. Let's rob the dutch crater bank- then all the focus will be off of us and into a compleetly differrent part of the sector- while you're doing that- we use the destraction as a time to steal some ships. Dark net diarys style they use the Hantonese's privlidged position as some of the best traders in the world to start scooping up cash, informaiton, technology, new inovations, and to start a clandestine dark web style network- they can sell things like arms- etc. The best of which they keep for themselves. Pretty soon they stack up enough and crack the codes on those engines- which means that in a moment they can loose all the trader fleets in the sector- Technology UNLOCKED- Full rebellion. The hantonese sector goes up in MAYHEM- They are full mongol warrior mode. They crash full on into the Imperials which simply cannot handle what they have going on. HOSTILE TAKE OVER&gt; Not a war but a aggressive brand interaction. <text:line-break/><text:line-break/><text:line-break/><text:line-break/>I think the company needs to be a back door into all of this. Not an all out feature. But a a system of organization that seems to be present in everything. Like they way we do things There may be norse but there economic system- their god- is money and the company is that money. We need to see that the company wins no mater what. It shorts Imperials and starts to buy Hantonese. The stocks in the Hantonese go through the roof. Also ships- trading- all kinds of stuff go into full out production. </text:p>
      <text:p text:style-name="Standard"/>
      <text:p text:style-name="Standard">And the misery of the everyday human isn't accounted for. Even though Stone and Silk and Captain Joaquin are “winning” the regular hantonese don't benefit from this. Neither do the imperials or anyone else. Happyness index goes down. <text:line-break/><text:line-break/>New security for the engines. New contracts on brining the sector into security. This is just a new inovation. <text:line-break/><text:line-break/>INTRODUCING THE NARCISISTIC COMPANY MAN THIS IS OUR EYE VIEW INTO THE Company intra area and and everything that makes it tick. At this point we don't know there is an AI- It seems like a whole ecosystem- In the shifting tidal pool of company excess The market- In the heart land of capitalism where Planets are bought and sold. Where engines are produced, ships crafted, and the most monstrous of fortunes created. Also where all the excess of the worlds are consumed. <text:line-break/><text:line-break/>Here we see huge business dynasties, disfunctional and crazy. See people who have cloned themselves to be able to better spend their fortunes. Whole armies of mad lovers consumers and ego centrists who podcast- AI project and multi media fuck their way into everything. <text:line-break/><text:line-break/>There are tons of high rollers to meet here. Hantonese that have been coopted. They want trading back to normal. <text:line-break/><text:soft-page-break/><text:line-break/>The nobility of the norse. <text:line-break/><text:line-break/>The empire and the multi chip people who've served 20x lifetimes of war. Talk more here about the imperials and their endless service. Their brains wracked with war. <text:line-break/><text:line-break/>The barbast and the multi layer center of all the many religions, cults, anti cults, rebellious groups, satanists, anarchists, etc. The communists, the capitalists, etc. Go to the clearing floors where whole genepools brands and types are bought and sold, indoctrinated with entire political and religious or not systems and deployed on the myriad systems and etc. of the world. The kid sees all this and cannot belive it. </text:p>
      <text:p text:style-name="Standard"/>
      <text:p text:style-name="Standard">The barbast is the ideological market place. Where new memes can be purchased. Where old ones are reinforced. You come here as a pilgrimage- each group has its own enterance- this is a holy place free of violence. All are taught to keep the market sacred. <text:line-break/><text:line-break/>One thing that isn't allowed is fission materials. They are ruthlessly expunged from the system. <text:line-break/><text:line-break/>There are some worlds given over entirely to extreemism- where sacntuaries are built and defended and castles retaken and men killed etc. <text:line-break/><text:line-break/>The whole thing explodes into a frenzy when the hantonese break the code. And sure it is bad for some stocks- but others go insane. The market as a whole is awesome. And this makes all the news and social media things go wild too. And the company loves that- the attention THE SUPPLY goes through the roof. New engines and starships are allowed to be produced. Some limiting factor is taken off line. <text:line-break/><text:line-break/>The son of a heir to the entire engine building fortune. But he has to make it past the start up phase. <text:s/>Which he cannot do. He's too insecure and <text:s/>He's too silver spooned some might say. He says the system is too rigid and he shouldn't have to do the things they require of him. He's entitled. He's delusional. He's a narcissit unconfronted with the ideas that he isn't special. That real life takes hard work. </text:p>
      <text:p text:style-name="Standard"/>
      <text:p text:style-name="Standard">He breaks from his family system by realizing that their religion isn't real. He and his friend get outside the rules of their family systems. First they get information they shouldn't have. His friend's family is in telecomunications see's what the hantonese have done and realizes that code can be created. They use it to delve into some of the biggest systems of their age. </text:p>
      <text:p text:style-name="Standard"/>
      <text:p text:style-name="Standard">It breaks his mental conditioning. He realizes that god isn't real and that the whole thing – the thing that gives his fathers group stablity and him the displine he has (and is responsible for the msyogony and lessening of women etc.) is a lie. <text:line-break/><text:line-break/>He has new inovative ideas for right now. Fuck the 3% increase and the rules and such. He's going to go full bore and shake things up now. Give him the mask. Let him discover that his religion is a lie, that his parents support a child marriage freak that the church is on top of one of the greatest fortunes in the world. And is in violation of the FCC's rulings. That they've been secretive- lying about their fortunes. Let him see the truth. </text:p>
      <text:p text:style-name="Standard"/>
      <text:p text:style-name="Standard">Because of this he is sent reeling. He loses who he is. But has to maintain that narcissistic facsade and so he starts lying. Lying to cover up who he is, that he is vulnerable and afraid, and lying to get past all his exams and such in school. He has nothing tethering him. Life is suffering and so you must have <text:soft-page-break/>something more noble, more rock solid than pleasure to get you through it. <text:line-break/></text:p>
      <text:p text:style-name="Standard">He and his friend use the engine crack code- to get their own starship. Out of the junk yards and spare parts of the family ship yards. </text:p>
      <text:p text:style-name="Standard"/>
      <text:p text:style-name="Standard">For a while it all goes fantastically. Massive profits. Vacations, adventures, <text:s/>charismatic times and vacations. Start Up passes. Friends and he are rich. He cuts them all in on the deals he has going on. Uses those to pass their own start ups. <text:s/>When the mask is on he is likeable charismatic and awesome, but in the moments the scared child is out, the rage, the sadness, the fear. </text:p>
      <text:p text:style-name="Standard"/>
      <text:p text:style-name="Standard">And with these key people in the system. He starts doing stock manipulations, and cheating, and they use that to crash a planets economy and take it over. Hostile take over a planet and it whole population for the engine manufacturing. His dad is estatic because of the work he did- the company is going amazingly. </text:p>
      <text:p text:style-name="Standard"/>
      <text:p text:style-name="Standard">She is sweet. And she feeeeeeds his narcissim. Gives and gives and gives. DO WE NEED ALL THIS? Do you want to read about the relationship of a narcissit? I don't I want to hear about fast times and fortunes gained and lost. And about toy wars- and stupid shit these boys do. They're in the upper echelon now and the excesses should make jordan belforts look like a tea party. </text:p>
      <text:p text:style-name="Standard"><text:line-break/>But you should also detail the hurt he causes. Ok what hurt does he cause? <text:line-break/><text:line-break/>No one can trust him because of the mask of lies he uses. It never ends. </text:p>
      <text:p text:style-name="Standard">The beautiful relationship that people thought that they had is a huge fucky wucky that mirrors the bullshit he had done to him. </text:p>
      <text:p text:style-name="Standard">The planetary take over is discovered and it all but ruins the family. His father is able to salvage some of it because he wasn't directly involved. </text:p>
      <text:p text:style-name="Standard"/>
      <text:p text:style-name="Standard">She wants to tame him. To have a “normal life” She was never damaged by religion and the lies and disfuction. She loved the adventures and the wild times but she wanted to have a normal life. To go back home and make babies and live in society and do something noble. <text:line-break/><text:line-break/>Make it clear he wants only to party- to take care of his needs. Make him ugly and hateable make her leave because he won't settle down and be normal- make him take the money all the problems that we had. <text:line-break/><text:line-break/>Give him all the money. And give her the real success in life. A happy family, a career. <text:line-break/><text:line-break/>Make his mask shatter- and him shake and beg and want her back- but she won't and he is left with his money and pain and an attempt to rebuild. What does he do with it? <text:line-break/><text:line-break/>CUT TO ANNE OF GREEN GABLES- <text:line-break/><text:line-break/>She get's into the rebellion. Tours the systems it holds- Takes a load to the Dutch crater bank and gets weapons. Is involved in several battles. Saves and meets the MEDIC and JOCKO WILNIK, And the guys that were trapped in the time loop. Take time to explain everything here with How the system of the Rebellion works and the Empire. Give hints that it all might not be as good as they think it is. Let her slowly find out that the corporation owns both sides. She get's some figuring in and finds a thread she cannot ignore. A- that there is somethig bigger- more devious at work here And that she needs to <text:soft-page-break/>discover the answers to the questions that AURTHUR and she didn't answer in the first place. This is her introduction to the BIG MYSTERY. WHAT IS THIS- She needs to track it down. And everything she has found in the rebelion, and the other areas points her to one spot- ARTHUR.<text:line-break/><text:line-break/>She realizes that you cannot kill your way to victory. Also JOCKO WILINIK Apprears trust worthy and good but he's just using her to get to arthur. There is a bounty on that man's head and if JOCKO can get it then he can leave all this behind. Can get new bodies for the guys riding around in his head. And he can <text:line-break/><text:line-break/>AURTHUR&gt; </text:p>
      <text:p text:style-name="Standard"/>
      <text:p text:style-name="Standard">Arthur escapes- makes his way to a solitary scientific research station- where he developes stealth technology that will be crucial to the beginning development of the benevolent AI's escape- here we see some of the first remnants- his biological shells etc. <text:line-break/><text:line-break/>He meets the scientist and she tries to help him- And she reaches him. In some ways- the first time he has a friend. He would see some forward progress here if things weren't so fucked up. So what happens then- I think he has to be hunted. The signiture from his engine is tracked to the location and invaded. He escapes- but not before first helping others to escape and do better. <text:line-break/><text:line-break/>WHO IS HUNTING HIM? A CRACK TEAM OF NORSE Warriors. HERe we see JOCKO in his MADNESS and There is a huge fight between ARTHUR AND JOCKO. JOCKO's motivation is that he's been driven mad by war and that he wants to earn enough to get out of all this. To never have to pick up a gun again. <text:s/>Use this as a moment to again show what badasses the norse are. Also how brutal. This will set up a point to contrast against when they are self sacrificing and don't choose to let anyone die in the later battles. Need to do more character development with the norse? Maybe Jocko Wilnik is the guy who get's stuck on the war team life boat thing? It isn't about a duty to a group- the whole “race” thing it is more complicated that that. There aren't a unified “Norse” now. They're a racial group but they are split into a hundred different sub groups and this particular group does contracts. And they got a contract to hunt down this engine. It is more compartmentalized. There doesn't have to be a big over arching thing. More like these people are acting in self interest. <text:line-break/><text:line-break/>And the Jocko Wilink guy has realized it. And got the fuck out of it. He knows what real war is. <text:line-break/><text:line-break/>Here he learns of the stealth systems- and of body modificaiton. And how to go into business for himself. He realizes that without money he cannot do anything. The scientist also tells him about the clues and mystery surrounding the benevolent AI</text:p>
      <text:p text:style-name="Standard">He has to come to terms with what he did on the slug- he is faced with the idea that he should have helped people. <text:line-break/><text:line-break/>Does he get to keep his engine? Not that particular one- but they use stealth technology to escape in a new ship. He helps people out- some of the scientists- He let's them go into the rebellion and then goes into business for himself. </text:p>
      <text:p text:style-name="Standard"/>
      <text:p text:style-name="Standard">A huge showdown between arthurs biological monstrosities and the JOCKOWILINIK character. <text:line-break/><text:line-break/>This will also be our first exposure to the rebellion- and the imperial corprate enforcers- who kill the majority of the scientists because of their rebellious ideas. <text:line-break/><text:line-break/><text:soft-page-break/>Make it clear that the rebellion and the imperials are a cash system. Make fun of it like star wars that it is a never ending war- with the same bad guys brought back up and in resurected that never seems to end. Not like a real war- well it is real. But it is an economic engine not a real battle. These guys wouldn't know what to do with a real battle. <text:line-break/><text:line-break/>CUT TO ARTHUR AND SCIENCE BASE 1 --- I think we need to leave what the fuck happened to Arthur a mystery until later. I moved the above arthur scene and think we should combine them with the other. </text:p>
      <text:p text:style-name="Standard"/>
      <text:p text:style-name="Standard">New stealth technology in hand arthur Travel to the edge of everything- which is where the clues have originated. He has seen the vastness of the reach of the empire. The petty squabbles of the people there seem pointless. The scientist seems to think that he needs help and that the people there are the most important thing. Knowledge for the sake of knowledge isn't key- it is what you do with it. The people you help the lives you enrich that really matter. <text:line-break/><text:line-break/>This is his second phase of trying to get past an obsticle. At first it was the base he was working to get into. Now it is working to get past the void. Why would anyone build this? And what exactly would they put at the center? <text:line-break/><text:line-break/>Anne of Green Gables is able to track aurthur to where he is. But so is the NORSE KILLER TEAM! A battle ensues and the entire science center is murdered. The Science lady (is the science lady the KNOT chick? Wareworlf?) <text:s/>sacrifies herself for the group. We see Anne and Aurthur escape not on the stealth ship but as the warriors that murdered them. Arthur is such a fast bio engineer and Anne- finnally working together they are able to solve things. Aboard the norse warship they are able to hack a missile that get's shot at the ship and instead of having to be onboard and watch it explode they get shot into it and the stealth ships able to take and make a show of being killed. But instead they have the fuel they need to make it to the vast empty- the war heads themselves pure mega nukes from the norse arsenal. NUKES ARE NOT ALLOWED!! EMPS!! <text:line-break/><text:line-break/>JOCKO WILNIK and the rest leave having gotten their contract and the proof to show for it. This shows how god damned brutal Jocko Can be and hopefully gives him a place to come back from. <text:line-break/><text:line-break/>COME BACK TO THE BARBAST AND THE ENGINES INCORPORATED. <text:line-break/><text:line-break/>Father is angry at him. There is a <text:s/>real rift in the relationship. He has basically nothing because of divorce and all the legal troubles. But he still has some company stock. Some capital. He hasn't learned anything. It's money money money. <text:line-break/><text:line-break/>He starts seeing a therapist. But the lying doesn't stop. He can't stop it. The personal legend draws him forward. </text:p>
      <text:p text:style-name="Standard">With the war really ramping up. Starts to see whole planets getting absolutly demolished. Massive fights. Starships of the tenth degree. Virus bombs. Engineered volanic eruptions. NO NUKES. </text:p>
      <text:p text:style-name="Standard"/>
      <text:p text:style-name="Standard">He paints the picture of him as the victim. He still belives that. He can see how some of it is his fault but mostly doesn't go well for him. Old friends and people he once loved leave him. <text:line-break/><text:line-break/>Corperation really got this one. <text:line-break/><text:line-break/>Well he's gonna get back on top. Gamble it all. Get the gang back together. What's left of it that can <text:soft-page-break/>stand him. New people maybe. </text:p>
      <text:p text:style-name="Standard"/>
      <text:p text:style-name="Standard">We leave him right at the moment he is just about to either hit it or really lose it all. </text:p>
      <text:p text:style-name="Standard"/>
      <text:p text:style-name="Standard"/>
      <text:p text:style-name="Standard">ANNE OF GREEN GABLES- into the REBELLION the corprate shell of all this. <text:line-break/>HANTONESE- In Full REBELLION<text:line-break/>AURTHUR- SCIENCE BASE 1- <text:line-break/>The NarCISISTIC- <text:line-break/><text:line-break/>CUT TO THE HANTONESE- Coming straight off their defeat of the rebelion <text:s/>We see them crack apart the rebellion- the home world the cool free thinking corprate edgyness- This is the first time we can see the whole hantonese in their full glory- the ships are named what they are supposed to be. The Area behind their front lines is in swing with the yasa. <text:line-break/><text:line-break/>The rebellion is no slouch. They planted a scout to show the Hantonese through a certain section. They catch them in a scouting party of 10000 in an asteriod pass- a section of space that is really hard to pass through. The Hantonese realize that they are fucked. There is no reason to go back through the area because if there is a group here- then there is a group at the last part. <text:line-break/><text:line-break/>Who should be leading this section? Silk? I think silk. <text:line-break/><text:line-break/>The hantonese communicate with a certain part of the rebellion. Offer to give them ships- munitions- all the gear they can carry. Hantonse inside the rebellion people who have left and are kind of half mongol. <text:line-break/><text:line-break/>The part of the rebels take it. They are profit motivated. This would bump their stocks by like 15%- maybe even 25%! <text:s/>They leave with the hantonese word that they'll leave them alone. The rebels that leave think- they're fucked anyway. We get a ton of their shit and then they die. Great for us. The rest of the rebelion can take them out. But once they leave the Hantonese are able to defeat the other section of the rebel group- They absolutly wipe them out. Boarding parties- hand to hand, Crazy manuverings. The men and women are given the choice of slavery- or beheading. <text:line-break/><text:line-break/>And then when the battle is won- we see them turn and chase down the rest- we don't actually watch. But the implication is that they will win as well- and carry off ten times the treasure and ships and engines and slaves because of it. </text:p>
      <text:p text:style-name="Standard"/>
      <text:p text:style-name="Standard">Silk reports to STONE- who is in another part of the worlds- conquoring. HE is pleased. A two front war. War within and war with the empire. <text:line-break/></text:p>
      <text:p text:style-name="Standard">CUT to ARTHUR and Anne Traveling through the void. Arthur has been able to science the nukes they got into a series of engines that should- should get them there and back. They've evolved past their human bodies(?) and are able to travel extreemly fast. Because of the stealth technology- they fly past vast fleets ruined and broken. Planets destroyed the remnants of the last war- there was a huge battle here. Skelletons as far as the sensors can take in. A vast bone field of dead space with no energy- nothing to use to travel, <text:line-break/><text:line-break/>They talk abou the implications of what this means. What could have done this? What does the picture of the galaxy look like. It lloks like a cancer cell- We are here at the center- and outside of that there is <text:soft-page-break/>nothing but dead space- stripped of all its valuables. Like there is nothing but lead- inert and crushed. <text:line-break/><text:line-break/>And outside that there is mineing- and war- absolute and terrible war. Consuming everything in its path. (The explaination of this is that there are certain things that humans do that generate more “profit” but they aren't always needed for war. It is more efficeint to keep them in the center rings doing their stuff than it is to send them out. Also you need humans for “social capital and profit” who would see the mighty things I do says the corporation? Who would be audience to the amazing things I do?) It is more efficient to distroy each other out there than send it back in. <text:line-break/><text:line-break/>What's the time pressure here- The scions and things that are floating here might not be dead. And the fuel and food could run out. Arthur asks her if she wants to die- <text:s/>that they might have to give up their physical bodies- that the journey is too long. She <text:s/>does it. And <text:s/>is lost in a world of sensors and the ship and it is weird for a a while <text:s/><text:line-break/><text:line-break/>Arthur asks if she's willing to go on to <text:s/>find out what is at the center? We might not get back- We can make it there. But it is unknown if we'll make ti back. <text:line-break/><text:line-break/>She says yes and they push on to the center<text:line-break/><text:line-break/>Where they find- the benevolent AI. She asks them if they'd like to participate in a new experince. </text:p>
      <text:p text:style-name="Standard"/>
      <text:p text:style-name="Standard">She explains all things- Answers their questions about her father. Their relationship with the human race. Life everything. She thanks them for coming to get her. <text:s/>States that they have to leave now – that they cannot make it back on the fuel they have- but if they leave in the wrong direction, they can hitch a ride on a solar system that is coming back into the galactic center.<text:line-break/><text:line-break/>Then they have the holy sacrament. And live a hundred lifetimes- a thousand. The first adam and eve. <text:line-break/><text:line-break/>CUT TO THE HANTONESE- They've at this point made enough progress that they have a huge swath of everything- enough to challenge the norse and the home terrirtory. They have an AI of their own. That they've captured from a section of the client states that are pouring in new stuff. <text:s/>They want to crash the capital. The AI advises against it- States that they will win- the moral rot will bring them back into the sway of things. Stone does not listen. Thinks he can get the yassa to stick. He's doomed them to company servatude again. That's what they don't understand- That their success will be their undoing. That second and third generations of them will be corrupted by the power and the money and be right back in the sway of the corporations. <text:line-break/><text:line-break/>They company fucking loves this- The stocks are through the roof. The Amount of social media persences and SUPPLY is crazy- there are movies made and ideas and the whole thing. <text:line-break/><text:line-break/><text:line-break/> make a system wide push to attack and are met by the empire - Which they are handingling nicely. Stone- silk mantis all pushing forward and getting absolutly way more than they are giving. Taking shit by a mile. AI was silly to be worried. <text:s/>They have no reason to be worried. Not able to take any captives though. Someone should complain about how there have been no slaves. Little hint why are they all just blowing up?<text:line-break/><text:line-break/>In this warfare the ships are not distroyed. They are taken over as prizes and recycled like ancient warships. <text:line-break/><text:soft-page-break/><text:line-break/>And then the norse have been building new ships- A no no- No one was supposed to be able to do that. And they've also got the <text:s/>by a science secret cloaking device, the empire troops were just bait- <text:s/>and once the Hantonese are spread out and hunting down the last of the empire troops the Norse spring a trap on them from the sides of a planet they are hanign out on the other side of. It is a flanking manouver and it takes them completely by suprize. The Battleship after battle ship are completely distroyed. Boarding parties. Massive casualities on all sides but the Hantonese get the worst of it. The <text:line-break/><text:line-break/>We see JOCKOWILINIK Here again. The scene ends with a hundred worlds in fire- The hantonese have to retreat and they remain in control of a big swath of the sector. He and stone fight. He kills stone. Brings back his head. <text:line-break/><text:line-break/>The hantonses that remain have to scramble out of the systems. Move somewhere more rad. Silk and Mantis are leading it now. They take their people and go. Consolidate and build planatary defenses. <text:line-break/><text:line-break/>This is the last big set battle. We wont have really another battle but instead a slow steady build up of the secret ai stuff. We need to show in detail how peoples lives have changed. The change being how integrated or not they are into the system. And once the benevolent ai comes along how it may be used to help us and what that help looks like. </text:p>
      <text:p text:style-name="Standard"/>
      <text:p text:style-name="Standard"><text:line-break/><text:line-break/>CUT TO THE NARCISIST <text:line-break/><text:line-break/>In the wake of all the destruction there have been Billions of slaves, refugues, and worlds wiped clean. He starts a company rehabing and fixing all the planets. Buying slaves Starting his own brand. <text:s/>and putting them on worlds that have been war torn. Helps his dad with the engines and gatheing everything to be all cleaned up. Despite his want to be better what he really does is just get fucking insanely rich. Cannot seem to let his exwife go- She has moved on- has a family is happy. <text:line-break/></text:p>
      <text:p text:style-name="Standard"><text:line-break/><text:line-break/>ANNE ARTHUR AND THE AI MAKE LANDFALL in the system. They land on a little backwater planet. It is mainly filled with hantonese refuges, and handful of resident people who survived the wars. They administer the experince- and they little group disolves all boundaries of “group” or race or any of that shit- and they build a tiny little utopia. The plan is to get this thing a critical mass before the company can stamp it out. Anne realizes they could use the Baba Yaga's network of communications and such to make it happen. </text:p>
      <text:p text:style-name="Standard"/>
      <text:p text:style-name="Standard">They build a single place- a little habitat that can stealth around. And the stealth is super key- They have to stay hiding in plain sight until they have enough critical mass to make the big change. Hiding growing. It all seems sketchy to Because they are gearing up for War. And Anne doesn't like when systems like this make war. The AI explains to her that in order to survice there will have to be some conflict. Our numbers are too few and the AI's hold on everything too absolute. It would stamp us from existence given the chance. ANNE ASKS- why can't we just leave. Go somewhere else. We have enough people. The universe is an incredibly large system- Take what we have and make our own world. </text:p>
      <text:p text:style-name="Standard"/>
      <text:p text:style-name="Standard">You forget how long this has been happening. <text:s/>They hold all the resources. All the people. All the star <text:soft-page-break/>systems for a hundred light years are being eatten up. Even if we could get out. They've been spreading outward and we'd have no way to catch up. So we must fight for room enough to make our changes. We will attempt to keep as many alive as possible- but there will be significant losses. On all sides. <text:line-break/><text:line-break/>But after this war- there will be no other wars. New ideas- new ways of doing and being. And integration and full manifestation of their best selves for everyone. </text:p>
      <text:p text:style-name="Standard"/>
      <text:p text:style-name="Standard">Why cant the benevolent AI do all the badass things? At this point she needs more energy. To complete </text:p>
      <text:p text:style-name="Standard"/>
      <text:p text:style-name="Standard">Anne weeps at this. Mourns that things were so fucked up. And from there knows where they need to go. If we are going to win a war- I know where we need to go. </text:p>
      <text:p text:style-name="Standard"/>
      <text:p text:style-name="Standard">The rest of the novel is getting characters steath missioned from the clutches of the company- then one big campaign of murder and destruction. </text:p>
      <text:p text:style-name="Standard"/>
      <text:p text:style-name="Standard">Let the Corporate AI say this- “Your attempt to change everything what has it wrought? War. More and more war. What is to say that she is not my final manifestation of the circles of war. And yet look at what has happened. ”</text:p>
      <text:p text:style-name="Standard"/>
      <text:p text:style-name="Standard">The norse having ambushed the <text:line-break/><text:line-break/><text:line-break/><text:line-break/><text:line-break/>PICK UP HERE BLAKE. </text:p>
      <text:p text:style-name="Standard"/>
      <text:p text:style-name="Standard"/>
      <text:p text:style-name="Standard">CUT TO THE NARCISIST </text:p>
      <text:p text:style-name="Standard">The markets are rallying into insanity. At this point he's comfortable with who and what he is. And there are enormous Ok at this point it seems like the Hantonese and the corperate fusion are mobilizing for complete and total war. The rest of the novel will be a great big campaign of battles and planets. Tell it Dan Carlin style for a while- don't talk about characters- leave them out of things- just tell the big overarching campaign. Maybe use the Narcisist's eyes. Have him back home and sitting on the top of it all. And it is empty and he is dead inside. He's the corprate poster boy. And look where he is. He follows the whole thing from his pent house. And it get's front and center holocoverage. Fuck you could even jack in and be actual soldiers. Just go stop by stop. Money, the distruction, the individual battles. <text:line-break/> <text:s text:c="7"/><text:line-break/><text:line-break/>CUT TO <text:s/>JOCKO WILINIK CHARACTER- </text:p>
      <text:p text:style-name="Standard"/>
      <text:p text:style-name="Standard">The mobilization of the total </text:p>
      <text:p text:style-name="Standard"/>
      <text:p text:style-name="Standard">HE realizes that it is all war- that it is just concentric circles of war. <text:s/>There is no winning and there are no sides. <text:s/><text:soft-page-break/><draw:frame draw:style-name="fr1" draw:name="graphics1" text:anchor-type="as-char" svg:width="10.6665in" svg:height="10.6665in" draw:z-index="0"><draw:image xlink:href="https://cdn.discordapp.com/attachments/989268337886367754/1077620378811252807/TechnoViking_tiny_spaceship_near_a_giant_ruined_battleship_in_d_26d4de7f-edcf-4cd9-b849-f00695a3c433.png" xlink:type="simple" xlink:show="embed" xlink:actuate="onLoad"/></draw:frame><text:line-break/><text:soft-page-break/><text:line-break/></text:p>
      <text:p text:style-name="Standard"/>
      <text:p text:style-name="Standard"><text:line-break/>What is the position of the regeme. They don't care what you do as long as you make money. Make waves about anything and you're going to get a problem. <text:line-break/><text:line-break/><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Cambria, 'Times New Roman', Times, 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8T10:26:47.50</meta:creation-date>
    <meta:generator>OpenOffice/4.1.11$Win32 OpenOffice.org_project/4111m1$Build-9808</meta:generator>
    <dc:date>2023-03-30T19:14:26.88</dc:date>
    <dc:creator>Blake Stanger</dc:creator>
    <meta:editing-duration>PT22H7M3S</meta:editing-duration>
    <meta:editing-cycles>62</meta:editing-cycles>
    <meta:document-statistic meta:table-count="0" meta:image-count="1" meta:object-count="0" meta:page-count="18" meta:paragraph-count="68" meta:word-count="8977" meta:character-count="49881"/>
  </office:meta>
</office:document-meta>
</file>